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 pour RobotSeed.</text:p>
      <text:p text:style-name="Standard">Durée du stage : 1 mois (Août)</text:p>
      <text:p text:style-name="Standard">Sujet : Banc de vérification pour carte électronique : sur un modèle d'une carte électronique entièrement monté avec tous ses composants, vérifier par comparaison la présence ou non des composants : dire s'il manque des composants ou non dans une première version, puis ensuite dire lequel de composants est manquant.</text:p>
      <text:p text:style-name="Standard"/>
      <text:p text:style-name="Standard">Langage : Processing, avec la bibliothèque openCV.</text:p>
      <text:p text:style-name="Standard">Logiciel : Processing (informatique) ,SolidWorks ou Catia (mécaniqu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20:15:02.09</meta:creation-date>
    <dc:date>2014-07-29T20:19:34.90</dc:date>
    <meta:editing-duration>PT4M36S</meta:editing-duration>
    <meta:editing-cycles>2</meta:editing-cycles>
    <meta:generator>OpenOffice.org/3.4$Win32 OpenOffice.org_project/340m1$Build-9590</meta:generator>
    <meta:document-statistic meta:table-count="0" meta:image-count="0" meta:object-count="0" meta:page-count="1" meta:paragraph-count="5" meta:word-count="75" meta:character-count="488"/>
  </office:meta>
</office:document-meta>
</file>